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style:text-properties style:font-name="Arial" officeooo:rsid="001f5a81" officeooo:paragraph-rsid="003840f3"/>
    </style:style>
    <style:style style:name="P2" style:family="paragraph" style:parent-style-name="Standard">
      <style:paragraph-properties fo:line-height="150%"/>
      <style:text-properties style:font-name="Arial" fo:font-weight="bold" officeooo:rsid="0023f66a" officeooo:paragraph-rsid="003840f3" style:font-weight-asian="bold" style:font-weight-complex="bold"/>
    </style:style>
    <style:style style:name="P3" style:family="paragraph" style:parent-style-name="Standard">
      <style:paragraph-properties fo:line-height="150%" fo:text-align="center" style:justify-single-word="false"/>
      <style:text-properties style:font-name="Arial" fo:font-weight="bold" officeooo:paragraph-rsid="00303c1f" style:font-weight-asian="bold" style:font-weight-complex="bold"/>
    </style:style>
    <style:style style:name="P4" style:family="paragraph" style:parent-style-name="Standard">
      <style:paragraph-properties fo:line-height="150%" fo:text-align="center" style:justify-single-word="false"/>
      <style:text-properties style:font-name="Arial" fo:font-weight="bold" officeooo:paragraph-rsid="003840f3" style:font-weight-asian="bold" style:font-weight-complex="bold"/>
    </style:style>
    <style:style style:name="P5" style:family="paragraph" style:parent-style-name="Standard">
      <style:paragraph-properties fo:line-height="150%" fo:text-align="center" style:justify-single-word="false"/>
      <style:text-properties style:font-name="Arial" fo:font-size="15pt" fo:font-weight="bold" officeooo:paragraph-rsid="00297816" style:font-size-asian="15pt" style:font-weight-asian="bold" style:font-size-complex="15pt" style:font-weight-complex="bold"/>
    </style:style>
    <style:style style:name="P6" style:family="paragraph" style:parent-style-name="Standard">
      <style:paragraph-properties fo:line-height="150%"/>
      <style:text-properties style:font-name="Arial" officeooo:paragraph-rsid="001c85c9"/>
    </style:style>
    <style:style style:name="P7" style:family="paragraph" style:parent-style-name="Standard">
      <style:paragraph-properties fo:line-height="150%"/>
      <style:text-properties fo:font-weight="bold" officeooo:rsid="0023f66a" officeooo:paragraph-rsid="003840f3" style:font-weight-asian="bold" style:font-weight-complex="bold"/>
    </style:style>
    <style:style style:name="P8" style:family="paragraph" style:parent-style-name="Standard">
      <style:paragraph-properties fo:line-height="150%"/>
      <style:text-properties fo:font-weight="bold" officeooo:paragraph-rsid="0029382e" style:font-weight-asian="bold" style:font-weight-complex="bold"/>
    </style:style>
    <style:style style:name="P9" style:family="paragraph" style:parent-style-name="Standard">
      <style:paragraph-properties fo:line-height="150%" fo:text-align="justify" style:justify-single-word="false"/>
      <style:text-properties fo:font-weight="normal" officeooo:rsid="0035c1a0" officeooo:paragraph-rsid="003682fe" style:font-weight-asian="normal" style:font-weight-complex="normal"/>
    </style:style>
    <style:style style:name="P10" style:family="paragraph" style:parent-style-name="Standard">
      <style:paragraph-properties fo:line-height="150%"/>
      <style:text-properties officeooo:paragraph-rsid="00297816"/>
    </style:style>
    <style:style style:name="P11" style:family="paragraph" style:parent-style-name="Standard">
      <style:paragraph-properties fo:line-height="150%" fo:text-align="justify" style:justify-single-word="false"/>
      <style:text-properties officeooo:paragraph-rsid="00306c9a"/>
    </style:style>
    <style:style style:name="P12" style:family="paragraph" style:parent-style-name="Standard">
      <style:paragraph-properties fo:line-height="150%" fo:text-align="justify" style:justify-single-word="false"/>
      <style:text-properties officeooo:paragraph-rsid="003682fe"/>
    </style:style>
    <style:style style:name="P13" style:family="paragraph" style:parent-style-name="Standard">
      <style:paragraph-properties fo:line-height="150%" fo:text-align="justify" style:justify-single-word="false"/>
      <style:text-properties officeooo:paragraph-rsid="003840f3"/>
    </style:style>
    <style:style style:name="P14" style:family="paragraph" style:parent-style-name="Standard">
      <style:paragraph-properties fo:line-height="150%" fo:text-align="justify" style:justify-single-word="false"/>
      <style:text-properties officeooo:paragraph-rsid="0038d0f0"/>
    </style:style>
    <style:style style:name="P15" style:family="paragraph" style:parent-style-name="Standard">
      <style:paragraph-properties fo:line-height="150%" fo:text-align="justify" style:justify-single-word="false"/>
      <style:text-properties officeooo:paragraph-rsid="00390fff"/>
    </style:style>
    <style:style style:name="P16" style:family="paragraph" style:parent-style-name="Standard">
      <style:paragraph-properties fo:line-height="150%" fo:text-align="justify" style:justify-single-word="false"/>
      <style:text-properties officeooo:paragraph-rsid="003aaf41"/>
    </style:style>
    <style:style style:name="P17" style:family="paragraph" style:parent-style-name="Standard">
      <style:paragraph-properties fo:line-height="150%" fo:text-align="justify" style:justify-single-word="false"/>
      <style:text-properties officeooo:paragraph-rsid="003bc356"/>
    </style:style>
    <style:style style:name="P18" style:family="paragraph" style:parent-style-name="Standard">
      <style:paragraph-properties fo:line-height="150%" fo:text-align="justify" style:justify-single-word="false"/>
      <style:text-properties officeooo:paragraph-rsid="003d0a72"/>
    </style:style>
    <style:style style:name="P19" style:family="paragraph" style:parent-style-name="Standard">
      <style:paragraph-properties fo:line-height="150%"/>
      <style:text-properties officeooo:paragraph-rsid="001c85c9"/>
    </style:style>
    <style:style style:name="P20" style:family="paragraph" style:parent-style-name="Standard">
      <style:paragraph-properties fo:line-height="150%" fo:text-align="center" style:justify-single-word="false"/>
      <style:text-properties officeooo:paragraph-rsid="0035c1a0"/>
    </style:style>
    <style:style style:name="P21" style:family="paragraph" style:parent-style-name="Standard">
      <style:paragraph-properties fo:line-height="150%" fo:text-align="center" style:justify-single-word="false"/>
      <style:text-properties officeooo:paragraph-rsid="003840f3"/>
    </style:style>
    <style:style style:name="P22" style:family="paragraph" style:parent-style-name="Standard">
      <style:paragraph-properties fo:line-height="150%"/>
      <style:text-properties officeooo:paragraph-rsid="003840f3"/>
    </style:style>
    <style:style style:name="P23" style:family="paragraph" style:parent-style-name="Standard">
      <style:paragraph-properties fo:line-height="150%" fo:text-align="justify" style:justify-single-word="false"/>
      <style:text-properties officeooo:rsid="003840f3" officeooo:paragraph-rsid="003840f3"/>
    </style:style>
    <style:style style:name="P24" style:family="paragraph" style:parent-style-name="Standard">
      <style:paragraph-properties fo:line-height="150%" fo:text-align="center" style:justify-single-word="false"/>
      <style:text-properties officeooo:rsid="003840f3" officeooo:paragraph-rsid="003840f3"/>
    </style:style>
    <style:style style:name="P25" style:family="paragraph" style:parent-style-name="Standard">
      <style:paragraph-properties fo:line-height="150%" fo:text-align="justify" style:justify-single-word="false"/>
      <style:text-properties officeooo:rsid="0038d0f0" officeooo:paragraph-rsid="0038d0f0"/>
    </style:style>
    <style:style style:name="P26" style:family="paragraph" style:parent-style-name="Standard">
      <style:paragraph-properties fo:line-height="150%" fo:text-align="center" style:justify-single-word="false" fo:break-before="page"/>
      <style:text-properties style:font-name="Arial" fo:font-weight="bold" officeooo:paragraph-rsid="003840f3" style:font-weight-asian="bold" style:font-weight-complex="bold"/>
    </style:style>
    <style:style style:name="P27" style:family="paragraph" style:parent-style-name="Standard">
      <style:paragraph-properties fo:line-height="150%" fo:text-align="center" style:justify-single-word="false" fo:break-before="page"/>
      <style:text-properties officeooo:paragraph-rsid="0035c1a0"/>
    </style:style>
    <style:style style:name="P28" style:family="paragraph" style:parent-style-name="Standard">
      <style:paragraph-properties fo:line-height="150%" fo:text-align="center" style:justify-single-word="false" fo:break-before="page"/>
      <style:text-properties officeooo:paragraph-rsid="003840f3"/>
    </style:style>
    <style:style style:name="T1" style:family="text">
      <style:text-properties officeooo:rsid="001c85c9"/>
    </style:style>
    <style:style style:name="T2" style:family="text">
      <style:text-properties style:font-name="Arial"/>
    </style:style>
    <style:style style:name="T3" style:family="text">
      <style:text-properties style:font-name="Arial" officeooo:rsid="001c85c9"/>
    </style:style>
    <style:style style:name="T4" style:family="text">
      <style:text-properties style:font-name="Arial" officeooo:rsid="001fe59d"/>
    </style:style>
    <style:style style:name="T5" style:family="text">
      <style:text-properties style:font-name="Arial" officeooo:rsid="0023f66a"/>
    </style:style>
    <style:style style:name="T6" style:family="text">
      <style:text-properties style:font-name="Arial" officeooo:rsid="0025f735"/>
    </style:style>
    <style:style style:name="T7" style:family="text">
      <style:text-properties style:font-name="Arial" officeooo:rsid="0027ba27"/>
    </style:style>
    <style:style style:name="T8" style:family="text">
      <style:text-properties style:font-name="Arial" officeooo:rsid="002eadba"/>
    </style:style>
    <style:style style:name="T9" style:family="text">
      <style:text-properties style:font-name="Arial" fo:font-weight="bold" style:font-weight-asian="bold" style:font-weight-complex="bold"/>
    </style:style>
    <style:style style:name="T10" style:family="text">
      <style:text-properties style:font-name="Arial" fo:font-weight="bold" officeooo:rsid="001c85c9" style:font-weight-asian="bold" style:font-weight-complex="bold"/>
    </style:style>
    <style:style style:name="T11" style:family="text">
      <style:text-properties style:font-name="Arial" fo:font-weight="bold" officeooo:rsid="00303c1f" style:font-weight-asian="bold" style:font-weight-complex="bold"/>
    </style:style>
    <style:style style:name="T12" style:family="text">
      <style:text-properties style:font-name="Arial" fo:font-weight="bold" officeooo:rsid="0027ba27" style:font-weight-asian="bold" style:font-weight-complex="bold"/>
    </style:style>
    <style:style style:name="T13" style:family="text">
      <style:text-properties style:font-name="Arial" fo:font-weight="normal" officeooo:rsid="003169b3" style:font-weight-asian="normal" style:font-weight-complex="normal"/>
    </style:style>
    <style:style style:name="T14" style:family="text">
      <style:text-properties style:font-name="Arial" fo:font-style="normal" fo:font-weight="bold" style:font-style-asian="normal" style:font-weight-asian="bold" style:font-style-complex="normal" style:font-weight-complex="bold"/>
    </style:style>
    <style:style style:name="T15" style:family="text">
      <style:text-properties style:font-name="Arial" fo:font-style="normal" fo:font-weight="bold" officeooo:rsid="001c85c9" style:font-style-asian="normal" style:font-weight-asian="bold" style:font-style-complex="normal" style:font-weight-complex="bold"/>
    </style:style>
    <style:style style:name="T16" style:family="text">
      <style:text-properties style:font-name="Arial" fo:font-style="normal" fo:font-weight="bold" officeooo:rsid="003169b3" style:font-style-asian="normal" style:font-weight-asian="bold" style:font-style-complex="normal" style:font-weight-complex="bold"/>
    </style:style>
    <style:style style:name="T17" style:family="text">
      <style:text-properties style:font-name="Arial" fo:font-style="normal" fo:font-weight="bold" officeooo:rsid="0035c1a0" style:font-style-asian="normal" style:font-weight-asian="bold" style:font-style-complex="normal" style:font-weight-complex="bold"/>
    </style:style>
    <style:style style:name="T18" style:family="text">
      <style:text-properties style:font-name="Arial" fo:font-style="normal" fo:font-weight="bold" officeooo:rsid="003682fe" style:font-style-asian="normal" style:font-weight-asian="bold" style:font-style-complex="normal" style:font-weight-complex="bold"/>
    </style:style>
    <style:style style:name="T19" style:family="text">
      <style:text-properties style:font-name="Arial" fo:font-style="normal" fo:font-weight="bold" officeooo:rsid="0027ba27" style:font-style-asian="normal" style:font-weight-asian="bold" style:font-style-complex="normal" style:font-weight-complex="bold"/>
    </style:style>
    <style:style style:name="T20" style:family="text">
      <style:text-properties style:font-name="Arial" fo:font-style="normal" style:font-style-asian="normal" style:font-style-complex="normal"/>
    </style:style>
    <style:style style:name="T21" style:family="text">
      <style:text-properties style:font-name="Arial" fo:font-style="normal" fo:font-weight="normal" style:font-style-asian="normal" style:font-weight-asian="normal" style:font-style-complex="normal" style:font-weight-complex="normal"/>
    </style:style>
    <style:style style:name="T22" style:family="text">
      <style:text-properties style:font-name="Arial" fo:font-style="normal" fo:font-weight="normal" officeooo:rsid="003682fe" style:font-style-asian="normal" style:font-weight-asian="normal" style:font-style-complex="normal" style:font-weight-complex="normal"/>
    </style:style>
    <style:style style:name="T23" style:family="text">
      <style:text-properties style:font-name="Arial" fo:font-style="normal" fo:font-weight="normal" officeooo:rsid="0035c1a0" style:font-style-asian="normal" style:font-weight-asian="normal" style:font-style-complex="normal" style:font-weight-complex="normal"/>
    </style:style>
    <style:style style:name="T24" style:family="text">
      <style:text-properties style:font-name="Arial" fo:font-style="normal" fo:font-weight="normal" officeooo:rsid="003169b3" style:font-style-asian="normal" style:font-weight-asian="normal" style:font-style-complex="normal" style:font-weight-complex="normal"/>
    </style:style>
    <style:style style:name="T25" style:family="text">
      <style:text-properties style:font-name="Arial" fo:font-style="normal" fo:font-weight="normal" officeooo:rsid="003840f3" style:font-style-asian="normal" style:font-weight-asian="normal" style:font-style-complex="normal" style:font-weight-complex="normal"/>
    </style:style>
    <style:style style:name="T26" style:family="text">
      <style:text-properties style:font-name="Arial" fo:font-style="normal" fo:font-weight="normal" officeooo:rsid="0027ba27" style:font-style-asian="normal" style:font-weight-asian="normal" style:font-style-complex="normal" style:font-weight-complex="normal"/>
    </style:style>
    <style:style style:name="T27" style:family="text">
      <style:text-properties style:font-name="Arial" fo:font-style="normal" fo:font-weight="normal" officeooo:rsid="0038d0f0" style:font-style-asian="normal" style:font-weight-asian="normal" style:font-style-complex="normal" style:font-weight-complex="normal"/>
    </style:style>
    <style:style style:name="T28" style:family="text">
      <style:text-properties style:font-name="Arial" fo:font-style="normal" fo:font-weight="normal" officeooo:rsid="00390fff" style:font-style-asian="normal" style:font-weight-asian="normal" style:font-style-complex="normal" style:font-weight-complex="normal"/>
    </style:style>
    <style:style style:name="T29" style:family="text">
      <style:text-properties style:font-name="Arial" fo:font-style="normal" fo:font-weight="normal" officeooo:rsid="003aaf41" style:font-style-asian="normal" style:font-weight-asian="normal" style:font-style-complex="normal" style:font-weight-complex="normal"/>
    </style:style>
    <style:style style:name="T30" style:family="text">
      <style:text-properties style:font-name="Arial" fo:font-style="normal" fo:font-weight="normal" officeooo:rsid="003bc356" style:font-style-asian="normal" style:font-weight-asian="normal" style:font-style-complex="normal" style:font-weight-complex="normal"/>
    </style:style>
    <style:style style:name="T31" style:family="text">
      <style:text-properties style:font-name="Arial" fo:font-style="normal" fo:font-weight="normal" officeooo:rsid="003d0a72" style:font-style-asian="normal" style:font-weight-asian="normal" style:font-style-complex="normal" style:font-weight-complex="normal"/>
    </style:style>
    <style:style style:name="T32" style:family="text">
      <style:text-properties style:font-name="Arial" fo:font-style="normal" fo:font-weight="normal" officeooo:rsid="003d9c24" style:font-style-asian="normal" style:font-weight-asian="normal" style:font-style-complex="normal" style:font-weight-complex="normal"/>
    </style:style>
    <style:style style:name="T33" style:family="text">
      <style:text-properties style:font-name="Arial" fo:font-style="normal" fo:font-weight="normal" officeooo:rsid="003dee5f" style:font-style-asian="normal" style:font-weight-asian="normal" style:font-style-complex="normal" style:font-weight-complex="normal"/>
    </style:style>
    <style:style style:name="T34" style:family="text">
      <style:text-properties officeooo:rsid="003d0a72"/>
    </style:style>
    <style:style style:name="T35" style:family="text">
      <style:text-properties officeooo:rsid="003d9c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RüF is a blockchain based system for the tokenization, </text:span></text:p>
      <text:p text:style-name="P5"><text:span text:style-name="T1">provenance, and management of real-world or virtual assets. <text:s/></text:span></text:p>
      <text:p text:style-name="P6"/>
      <text:p text:style-name="P6"/>
      <text:p text:style-name="P8"><text:span text:style-name="T7">The </text:span><text:span text:style-name="T3">PRüF </text:span><text:span text:style-name="T7">ecosystem consists of the </text:span><text:span text:style-name="T3">PRüF </text:span><text:span text:style-name="T7">contract infrastructure, <text:s/></text:span><text:span text:style-name="T3">PRüF </text:span><text:span text:style-name="T7">users, and </text:span><text:span text:style-name="T3">PRüF </text:span><text:span text:style-name="T7">nodes. </text:span></text:p>
      <text:p text:style-name="P8"><text:span text:style-name="T7"/></text:p>
      <text:p text:style-name="P10"><text:span text:style-name="T8">The PRüF contract infrastructure is centered around a tightly integrated core of upgradeable contracts. The core of this structure is the primary storage contract, which integrates specific business logic associated with secure asset management. Closely tied to this are the AC_Manager, Escrow_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replaced in place without interrupting service. </text:span></text:p>
      <text:p text:style-name="P10"><text:span text:style-name="T8"/></text:p>
      <text:p text:style-name="P10"><text:span text:style-name="T8">All other business logic and asset control contracts plug into these systems and are trivially upgradeable, as they are stateless.</text:span></text:p>
      <text:p text:style-name="P10"><text:span text:style-name="T8"/></text:p>
      <text:p text:style-name="P10"><text:span text:style-name="T8">PRüF users are, of course, the users of the PRüF system. They may be individuals or organizations seeking to establish secure, private provenance, and control of assets. Users will access the PRüF infrastructure from any internet-connected device, and can manage, transfer, or modify their assets through the PRüF node of their choice.</text:span></text:p>
      <text:p text:style-name="P10"><text:span text:style-name="T8"/></text:p>
      <text:p text:style-name="P10"><text:span text:style-name="T8">PRüF nodes define and serve as portals for “asset classes”, or types of things. Users for each type of object being tokenized benefit from a customized experience tailored to the specific asset type and region. In response to these variations, PRüF node operators customize their web portal design, node name, classification nomenclature, and revenue structure to reflect the needs and desires of the communities they serve. </text:span></text:p>
      <text:p text:style-name="P10"><text:span text:style-name="T8"/></text:p>
      <text:p text:style-name="P10"><text:span text:style-name="T8">Most node operators serve customized versions of our white-label portal, run custom server applications, or deploy apps to the device ecosystems that they serve. Node operators earn PRüF tokens through fees for service, direct advertising revenue, or sales from in-portal </text:span><text:soft-page-break/><text:span text:style-name="T8">commerce. Some Node operators representing larger brands may opt to provide the node free to their customers to increase customer engagement and brand education opportunities. </text:span></text:p>
      <text:p text:style-name="P10"><text:span text:style-name="T8"/></text:p>
      <text:p text:style-name="P10"><text:span text:style-name="T8">As a Minimum Viable Product/demo solution for node operators just starting out, PRüF provides unbranded access through our basic portal and app deployments.</text:span></text:p>
      <text:p text:style-name="P10"><text:span text:style-name="T8"/></text:p>
      <text:p text:style-name="P10"><text:span text:style-name="T8">For fee-for-service operators, PRüF provides a “try before you buy” model. After minting by burning PRüF, a new node token (PRFN) is configured with a 51/49% revenue split with the PRüF foundation. By upgrading a node with PRüF tokens, a node can reach a 90/10% revenue share model. Funds from revenue shares provide funding to the PRüF foundation for ongoing development and innovation in the PRüF ecosystem, benefiting users and node operators alike. By encouraging investment in Node tokens, PRüF incentivizes node operators to build effective service models and offer a pleasant user experience catered to user’s needs within their market niche. This helps to encourage responsible operators that seek to provide valuable services while discouraging “spammy” nodes or bad actors by ensuring node operators have something at stake. Since Node tokens can be renamed and retain their revenue sharing percentage if transferred, node tokens represent a tangible asset that gains value with the popularity and brand presence of the node.</text:span></text:p>
      <text:p text:style-name="P19"><text:span text:style-name="T12"/></text:p>
      <text:p text:style-name="P22"><text:span text:style-name="T12"/></text:p>
      <text:p text:style-name="P22"><text:span text:style-name="T12"/></text:p>
      <text:p text:style-name="P21"><text:span text:style-name="T10"/></text:p>
      <text:p text:style-name="P28"><text:span text:style-name="T10">PRüF </text:span><text:span text:style-name="T9">contract infrastructure </text:span><text:span text:style-name="T11">manages asset provenance and business logic, facilitating the private and secure management and transfer of assets.</text:span></text:p>
      <text:p text:style-name="P3"/>
      <text:p text:style-name="P11"><text:span text:style-name="T13">Using basic PRüF functions, assets can be held and transferred between parties in token-custodial or non-custodial models, made transferrable or nontransferable, marked as lost or stolen, locked within time, payment, or oracle based escrows, be discarded, recycled, or other common scenarios. <text:s/></text:span></text:p>
      <text:p text:style-name="P11"><text:span text:style-name="T13"/></text:p>
      <text:p text:style-name="P11"><text:span text:style-name="T13">Due to the extensible nature of the PRüF infrastructure, customized plugins can be written and permissioned for specific asset classes that perform customized business logic for almost any application. </text:span></text:p>
      <text:p text:style-name="P11"><text:span text:style-name="T13"/></text:p>
      <text:p text:style-name="P11"><text:span text:style-name="T13">Although PRüF was designed specifically for privately and securely managing the provenance of physical items, PRüF tokenized assets can also include virtual items such as legal contracts, token wallets, other asset tokens, access keys, licenses, or other documents. By linking with the global, decentralized Interplanetary File System (IPFS) PRüF enabled assets can be connected to a wide variety of transient or immutable data objects, including photos, media, documents, software, and more.</text:span></text:p>
      <text:p text:style-name="P11"><text:span text:style-name="T13"/></text:p>
      <text:p text:style-name="P11"><text:span text:style-name="T13">Since PRüF by default does not store personally identifiable information, data cannot be legally coerced or “hacked” from the PRüF system. In some cases, a user may desire a record to be easily verifiable or even publicly visible. In these cases, PRüF can provide this. In other cases, users may require absolute secrecy, while maintaining trustable verifiability. In this case, a strong arbitrary length passphrase can be included, making an item or identity mathematically impossible to link to any record in the PRüF system. For most users, Privacy in identity and transparency in item verification provides the ideal balance of security and utility.</text:span></text:p>
      <text:p text:style-name="P11"><text:span text:style-name="T13"/></text:p>
      <text:p text:style-name="P20"><text:span text:style-name="T24"/></text:p>
      <text:p text:style-name="P20"><text:span text:style-name="T15"/></text:p>
      <text:p text:style-name="P27"><text:span text:style-name="T15">PRüF </text:span><text:span text:style-name="T16">i</text:span><text:span text:style-name="T17">s designed to work equally effectively for both fully decentralized and supervised, custodial asset management implementations.</text:span></text:p>
      <text:p text:style-name="P20"><text:span text:style-name="T17"/></text:p>
      <text:p text:style-name="P9"><text:span text:style-name="T20">For most applications, a fully decentralized implementation where users maintain token custody and direct control in their own cryptographic wallet offers the ideal combination of privacy, security, autonomy, and freedom. There are some cases, however, where a managed custodial solution is a better fit for the application. </text:span></text:p>
      <text:p text:style-name="P9"><text:span text:style-name="T20"/></text:p>
      <text:p text:style-name="P12"><text:span text:style-name="T23">S</text:span><text:span text:style-name="T22">trong cases for custodial implementations </text:span><text:span text:style-name="T23">may be found where there is an existing trust infrastructure such as governmental systems of asset provenance, where legal standing is established as stemming from registration with a</text:span><text:span text:style-name="T22">n extant</text:span><text:span text:style-name="T23"> governing body. </text:span><text:span text:style-name="T22">Another similar application exists where a managing entity utilizes an asset token as a contractual instrument, or where a trusted custodial entity is desirable for reasons of continuity, physical security, or other reasons.</text:span></text:p>
      <text:p text:style-name="P9"><text:span text:style-name="T20"/></text:p>
      <text:p text:style-name="P13"><text:span text:style-name="T23">In these cases, </text:span><text:span text:style-name="T24">PRüF </text:span><text:span text:style-name="T23">can </text:span><text:span text:style-name="T22">easily </text:span><text:span text:style-name="T25">be</text:span><text:span text:style-name="T18"> </text:span><text:span text:style-name="T23">used by or alongside existing state systems, reinforcing or augmenting extant social infrastructure. <text:s/></text:span><text:span text:style-name="T24">PrüF </text:span><text:span text:style-name="T22">accommodates this need through custodial contracts, where the governing contract holds the token representing the asset. In this case, ultimate provenance is determined through the cryptographic hash stored in the token itself, rather than the wallet that holds the token. Entities which are authorized to manipulate a class of assets can authenticate owners in a private and secure method that conserves privacy while enabling supervised provenance. Even in managed asset classes, using </text:span><text:span text:style-name="T25">the </text:span><text:span text:style-name="T24">PRüF </text:span><text:span text:style-name="T25">protocol </text:span><text:span text:style-name="T22">it is trivial for an owner to demonstrate provenance without the need for using the custodial service to provide any documentation, </text:span><text:span text:style-name="T25">while being </text:span><text:span text:style-name="T22">mathematically impr</text:span><text:span text:style-name="T25">actical</text:span><text:span text:style-name="T22"> for anyone (including custodians) to enumerate or c</text:span><text:span text:style-name="T25">orrelate</text:span><text:span text:style-name="T22"> ownership without the full cooperation and knowledge of the owner.</text:span></text:p>
      <text:p text:style-name="P13"><text:span text:style-name="T22"/></text:p>
      <text:p text:style-name="P23"><text:span text:style-name="T22">W</text:span><text:span text:style-name="T21">hether fully distributed or partly centralized,</text:span><text:span text:style-name="T22"> </text:span><text:span text:style-name="T21">the </text:span><text:span text:style-name="T24">PRüF</text:span><text:span text:style-name="T21"> protocol, when properly used, is censorship resistant and offers robust protection against malicious actors either with or without state backing.</text:span></text:p>
      <text:p text:style-name="P23"><text:span text:style-name="T21"/></text:p>
      <text:p text:style-name="P23"><text:span text:style-name="T21"/></text:p>
      <text:p text:style-name="P4"/>
      <text:p text:style-name="P26">The <text:span text:style-name="T1">PRüF </text:span>contract infrastructure is operated using a variety of tokens. </text:p>
      <text:p text:style-name="P1"/>
      <text:p text:style-name="P2">PRUF</text:p>
      <text:p text:style-name="P22"><text:span text:style-name="T4">The (fungible) PRüF utility token (PRUF) is used primarily as “gas” for tokenizing, modifying, and transferring assets. In addition to operating functions of the network, it serves as an incentive mechanism for PRüF node operators and network users, as well as the medium for acquiring and upgrading PRüF nodes. PRüF may also be used to offset Ethereum gas costs in future expansions of the ecosystem.</text:span></text:p>
      <text:p text:style-name="P22"><text:span text:style-name="T4"/></text:p>
      <text:p text:style-name="P7"><text:span text:style-name="T4">P</text:span><text:span text:style-name="T2">RFN</text:span></text:p>
      <text:p text:style-name="P22"><text:span text:style-name="T5">The (nonfungible) PRüF node (PRFN) acts as a control key for operating PRüF nodes. Holders of a PRFN token will have the ability to operate a PRüF node, which acts as a portal for users to interact with the PRüF system. The PRFN token allows node operators to access their controls for pricing, naming, and addresses to receive PRUF tokens collected for services provided by the node.</text:span></text:p>
      <text:p text:style-name="P22"><text:span text:style-name="T5"/></text:p>
      <text:p text:style-name="P2">PRAT</text:p>
      <text:p text:style-name="P22"><text:span text:style-name="T6">The (nonfungible – nonstandard) PRüF asset token (PRAT) is the tokenized representation of assets held in the PRüF system. PRAT tokens are the blockchain representation of assets and are interacted with by the PRüF infrastructure to facilitate the secure, private control and transfer of assets, in both real and virtual spaces. Prat tokens are held by users in noncustodial asset classes and held by custodial contracts in custodial asset management contracts. The transfer of PRAT tokens is controlled by the underlying PRüF contract infrastructure and may be restricted by contract operations for certain functions such as escrows or when reported as lost or stolen by the token holder.</text:span></text:p>
      <text:p text:style-name="P22"><text:span text:style-name="T6"/></text:p>
      <text:p text:style-name="P2">PRID</text:p>
      <text:p text:style-name="P22"><text:span text:style-name="T7">The (nonfungible – nonstandard) PRüF ID token (PRID) acts as a certificate, indicating that the holder has been identity verified by PRüF or a trusted third party or system. PRID tokens do not contain personally identifiable information, but are unique and derived from a verified personal or automation identity. In this way, PRID tokens represent a unique identity certificate, reducing the incentive and opportunity for malicious actors among users and systems trusted with the tokenization of assets. PRID tokens are nontransferable and are </text:span><text:soft-page-break/><text:span text:style-name="T7">permanently associated with the address to which they are issued. If a PRID token is to be moved to a new address, it must be burned and reissued by a trusted entity.</text:span></text:p>
      <text:p text:style-name="P22"><text:span text:style-name="T7"/></text:p>
      <text:p text:style-name="P22"><text:span text:style-name="T7">In general, only the PRUF and PRFN tokens are meant to be managed by standard token handlers, though the PRAT token is transferrable by token holders as a normal ERC721 token as long as it is not locked by an escrow contract or by the token holder.</text:span></text:p>
      <text:p text:style-name="P23"><text:span text:style-name="T19"/></text:p>
      <text:p text:style-name="P23"><text:span text:style-name="T19"/></text:p>
      <text:p text:style-name="P24"><text:span text:style-name="T19">H</text:span><text:span text:style-name="T14">ow </text:span><text:span text:style-name="T19">PRüF</text:span><text:span text:style-name="T14"> works, a walkthrough:</text:span></text:p>
      <text:p text:style-name="P24"><text:span text:style-name="T14"/></text:p>
      <text:p text:style-name="P13"><text:span text:style-name="T33">The first step t</text:span><text:span text:style-name="T31">o onboard an asset into PRüF </text:span><text:span text:style-name="T33">is tokenization</text:span><text:span text:style-name="T31">. This is accomplished either by a manufacturer or certifying entity, ensuring that fakes or after-hours production are easily identified, or by an individual or organization wishing to onboard their own assets. </text:span></text:p>
      <text:p text:style-name="P13"><text:span text:style-name="T31"/></text:p>
      <text:p text:style-name="P13"><text:span text:style-name="T31">The process of tokenization begins by identifying the uniquely identifiable features of the asset. This usually consists of the manufacturer, model, and serial number of the item along with any other specific features unique to the class of asset being tokenized. </text:span></text:p>
      <text:p text:style-name="P13"><text:span text:style-name="T31"/></text:p>
      <text:p text:style-name="P13"><text:span text:style-name="T31">Once identified, this information is entered into a PRüF portal (the web interface for a PRüF node). If the asset is to be kept hidden (secret) on the PRüF platform, a passphrase or secret key may be included with this information. </text:span></text:p>
      <text:p text:style-name="P13"><text:span text:style-name="T31"/></text:p>
      <text:p text:style-name="P13"><text:span text:style-name="T31">It is important to note that using the PRüF protocol, this information remains local to the terminal being used (web browser, app, etc) and is not transmitted over the internet or stored in PRüF. This information is used locally to create a strong cryptographic hash through multiple iterations of cryptographic hashing operations. In this process, most of the original information is lost to entropy, so it is mathematically impossible to recreate the original information from the resulting hash. This hash resulting from processing the asset data is called the idxHash.</text:span></text:p>
      <text:p text:style-name="P13"><text:span text:style-name="T31"/></text:p>
      <text:p text:style-name="P13"><text:span text:style-name="T31">Once the idxHash has been created, another hash is made from data supplied by the user for the purpose of owner identification. This might be a company name and license number, and individual name and ID number, biometric data, or any other externally verifiable information </text:span><text:soft-page-break/><text:span text:style-name="T31">that can be used by an owner to uniquely differentiate themselves. This data should include a strong passphrase known only to the owner. This way, without this passphrase, the data in PRüF cannot be scraped to find the number or character of assets held by a user on the platform using publicly available identity information. This new hash is called the “raw” rgtHash. Like the idxHash, the data used to make the hash is not transmitted or stored.</text:span></text:p>
      <text:p text:style-name="P13"><text:span text:style-name="T31"/></text:p>
      <text:p text:style-name="P13"><text:span text:style-name="T31">Once the idxHash and the raw rgtHash have been created, they are hashed together to form the full rgtHash. This is important because, without this step, it would be possible to scrape the blockchain and compile a list of rgtHashes and the assets they correspond to, a potential metadata attack on user privacy. </text:span></text:p>
      <text:p text:style-name="P13"><text:span text:style-name="T31"/></text:p>
      <text:p text:style-name="P13"><text:span text:style-name="T31">With the rgtHash hashed with the idxHash, an attacker would have to have a user’s full identity information, all of the item’s detailed information (manufacturer, model, serial, and item passphrase, if used), as well as the passphrase used to encode their identity. In other words, they could not find out anything they did not already know and would be extremely unlikely to be able to even definitively correlate an item to a user without the user's full cooperation.</text:span></text:p>
      <text:p text:style-name="P13"><text:span text:style-name="T31"/></text:p>
      <text:p text:style-name="P13"><text:span text:style-name="T31">Once the full rgtHash and the idxHash have been created, these hashes are transmitted to a blockchain node, where the PRüF contract infrastructure creates a database record and a modified ERC721 token using the idxHash as the token ID. This token is created either in the user’s wallet or in a custodial contract, depending on whether the item was tokenized in a custodial or noncustodial asset class. Additional information including a consumable counter, additional description data, and changeable file attachments can be made at this time. In additional steps, immutable file attachments or notes can be made, as well as updates to any description or media files attached to the asset.</text:span></text:p>
      <text:p text:style-name="P13"><text:span text:style-name="T31"/></text:p>
      <text:p text:style-name="P13"><text:span text:style-name="T31">At this point, an optional label can be printed to attach to the item, using any standard or label printer. The label contains a QR code for instant, effortless lookup of the item in the PRüF system. It should be noted that looking up an item on PRüF requires either the QR code, the idxHash, or the full item information including manufacturer, model, serial, and other information used when tokenizing the item. <text:s/>Looking up an item on PRüF does not reveal any information about the owner. Only the owner can verify their ownership of an item.</text:span></text:p>
      <text:p text:style-name="P13"><text:soft-page-break/><text:span text:style-name="T31"/></text:p>
      <text:p text:style-name="P13"><text:span text:style-name="T31">Once the tokenization process is complete, the item token can then be manipulated using the PrüF contract infrastructure. A user can mark an asset as non-transferrable, transferrable, transferred, discardable, discarded, lost, stolen, or in another custom status. Assets can be transferred between users, transferred out of the system, used in escrows, and manipulated using custom business logic for any definable process. The PRüF provenance system is flexible, robust, customizable, and upgradable to meet both present and future asset management needs.</text:span></text:p>
      <text:p text:style-name="P13"><text:span text:style-name="T31"/></text:p>
      <text:p text:style-name="P13"><text:span text:style-name="T31">Tokenized assets that have not been made secret are easily checked on the blockchain using our app or website. In this way, it can be instantly verified if someone presenting an item for sale can verify themselves as the owner, for example. If an item is lost or stolen, the owner can mark that in the PRüF system, so that anyone looking up an item will see that status. An item in a store can be scanned to verify that it is authentic and unregistered(unused). Used items can have their authenticity verified through PRüF as well, as only items listed by a manufacturer or official verifying vendor will be listed in that manufacturer’s or vendor’s asset class.</text:span></text:p>
      <text:p text:style-name="P13"><text:span text:style-name="T31"/></text:p>
      <text:p text:style-name="P13"><text:span text:style-name="T31">By securing provenance and creating verifiable trust, PrüF enables secure and private ownership, facilitates private commerce, works to disincentivize theft and counterfeiting, and empowers individuals with cryptographically secure, privacy-first tools to secure their belongings. </text:span></text:p>
      <text:p text:style-name="P13"><text:span text:style-name="T31"/></text:p>
      <text:p text:style-name="P13"><text:span text:style-name="T31">In addition to these already built capabilities, PRüF is forging important partnerships and crafting new tools to create a local-first global marketplace that emphasizes P2P trade and small businesses, backed with deep global distribution chain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pple-system" svg:font-family="apple-system, BlinkMacSystemFont, 'Segoe UI', Roboto, 'Helvetica Neue', Arial, sans-serif"/>
    <style:font-face style:name="apple-system1" svg:font-family="apple-system, system-ui, 'Segoe UI', Roboto, 'Helvetica Neue', Arial, sans-serif"/>
    <style:font-face style:name="Liberation Serif1" svg:font-family="'Liberation Serif'" style:font-family-generic="roman"/>
    <style:font-face style:name="Arial Unicode MS1" svg:font-family="'Arial Unicode MS'" style:font-family-generic="swiss"/>
    <style:font-face style:name="3270 Semi-Condensed" svg:font-family="'3270 Semi-Condense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8T10:59:12.915787602</meta:creation-date>
    <dc:date>2020-11-20T07:17:15.294988808</dc:date>
    <meta:editing-duration>PT57M53S</meta:editing-duration>
    <meta:editing-cycles>6</meta:editing-cycles>
    <meta:generator>LibreOffice/6.3.5.2$MacOSX_X86_64 LibreOffice_project/dd0751754f11728f69b42ee2af66670068624673</meta:generator>
    <meta:document-statistic meta:table-count="0" meta:image-count="0" meta:object-count="0" meta:page-count="8" meta:paragraph-count="44" meta:word-count="2433" meta:character-count="15610" meta:non-whitespace-character-count="13198"/>
  </office:meta>
</office:document-meta>
</file>